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ction 7.3.6 from <text:a xlink:href="https://www.ti.com/lit/ds/symlink/lmr16030.pdf?HQS=TI-null-null-digikeymode-df-pf-null-wwe&amp;ts=1605573146799" xlink:type="simple">https://www.ti.com/lit/ds/symlink/lmr16030.pdf?HQS=TI-null-null-digikeymode-df-pf-null-wwe&amp;ts=1605573146799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V start</text:p>
          </table:table-cell>
          <table:table-cell office:value-type="float" office:value="35" calcext:value-type="float">
            <text:p>3.50E+01</text:p>
          </table:table-cell>
          <table:table-cell/>
        </table:table-row>
        <table:table-row table:style-name="ro2">
          <table:table-cell office:value-type="string" calcext:value-type="string">
            <text:p>V stop</text:p>
          </table:table-cell>
          <table:table-cell office:value-type="float" office:value="30" calcext:value-type="float">
            <text:p>3.00E+01</text:p>
          </table:table-cell>
          <table:table-cell/>
        </table:table-row>
        <table:table-row table:style-name="ro2">
          <table:table-cell office:value-type="string" calcext:value-type="string">
            <text:p>I HYS</text:p>
          </table:table-cell>
          <table:table-cell office:value-type="float" office:value="0.0000036" calcext:value-type="float">
            <text:p>3.60E-06</text:p>
          </table:table-cell>
          <table:table-cell/>
        </table:table-row>
        <table:table-row table:style-name="ro2">
          <table:table-cell office:value-type="string" calcext:value-type="string">
            <text:p>V EN</text:p>
          </table:table-cell>
          <table:table-cell office:value-type="float" office:value="1.2" calcext:value-type="float">
            <text:p>1.20E+00</text:p>
          </table:table-cell>
          <table:table-cell/>
        </table:table-row>
        <table:table-row table:style-name="ro2">
          <table:table-cell office:value-type="string" calcext:value-type="string">
            <text:p>I EN</text:p>
          </table:table-cell>
          <table:table-cell office:value-type="float" office:value="0.000001" calcext:value-type="float">
            <text:p>1.00E-0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NT</text:p>
          </table:table-cell>
          <table:table-cell table:formula="of:=([.B4]-[.B5])/[.B6]" office:value-type="float" office:value="1388888.88888889" calcext:value-type="float">
            <text:p>1.39E+06</text:p>
          </table:table-cell>
          <table:table-cell/>
        </table:table-row>
        <table:table-row table:style-name="ro2">
          <table:table-cell office:value-type="string" calcext:value-type="string">
            <text:p>R ENB</text:p>
          </table:table-cell>
          <table:table-cell table:formula="of:=[.B7]/(([.B4]-[.B7])/[.B10]+[.B8])" office:value-type="float" office:value="47363.4354278497" calcext:value-type="float">
            <text:p>4.74E+0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R ent</text:p>
          </table:table-cell>
          <table:table-cell office:value-type="float" office:value="559000" calcext:value-type="float">
            <text:p>5.59E+05</text:p>
          </table:table-cell>
          <table:table-cell office:value-type="string" calcext:value-type="string">
            <text:p>560K</text:p>
          </table:table-cell>
        </table:table-row>
        <table:table-row table:style-name="ro2">
          <table:table-cell office:value-type="string" calcext:value-type="string">
            <text:p>R enb</text:p>
          </table:table-cell>
          <table:table-cell office:value-type="float" office:value="22400" calcext:value-type="float">
            <text:p>2.24E+04</text:p>
          </table:table-cell>
          <table:table-cell office:value-type="string" calcext:value-type="string">
            <text:p>36K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V start</text:p>
          </table:table-cell>
          <table:table-cell table:formula="of:=([.B7]/[.B15]-[.B8])*[.B14]+[.B7]" office:value-type="float" office:value="30.5874285714286" calcext:value-type="float">
            <text:p>3.06E+01</text:p>
          </table:table-cell>
          <table:table-cell/>
        </table:table-row>
        <table:table-row table:style-name="ro2">
          <table:table-cell office:value-type="string" calcext:value-type="string">
            <text:p>V stop</text:p>
          </table:table-cell>
          <table:table-cell table:formula="of:=[.B17]-[.B14]*[.B6]" office:value-type="float" office:value="28.5750285714286" calcext:value-type="float">
            <text:p>2.86E+01</text:p>
          </table:table-cell>
          <table:table-cell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3:48:53.006657022</meta:creation-date>
    <meta:generator>LibreOffice/6.0.7.3$Linux_X86_64 LibreOffice_project/00m0$Build-3</meta:generator>
    <dc:date>2020-11-19T12:53:48.666746897</dc:date>
    <meta:editing-duration>PT10M38S</meta:editing-duration>
    <meta:editing-cycles>2</meta:editing-cycles>
    <meta:document-statistic meta:table-count="1" meta:cell-count="25" meta:object-count="0"/>
  </office:meta>
</office:document-meta>
</file>